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50ea7"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18"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19" style:family="paragraph" style:parent-style-name="Text_20_body" style:master-page-name="">
      <style:paragraph-properties fo:margin-top="0in" fo:margin-bottom="0in" loext:contextual-spacing="false" style:page-number="auto"/>
      <style:text-properties style:font-name="Century Gothic1"/>
    </style:style>
    <style:style style:name="P20"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1"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3"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4" style:family="paragraph" style:parent-style-name="SubHeading">
      <style:text-properties officeooo:rsid="00294855" officeooo:paragraph-rsid="00294855"/>
    </style:style>
    <style:style style:name="P25" style:family="paragraph" style:parent-style-name="SubHeading">
      <style:text-properties officeooo:rsid="00294855" officeooo:paragraph-rsid="00350ea7"/>
    </style:style>
    <style:style style:name="P26" style:family="paragraph" style:parent-style-name="SubHeading">
      <style:text-properties officeooo:rsid="00294855" officeooo:paragraph-rsid="0037493d"/>
    </style:style>
    <style:style style:name="P27" style:family="paragraph" style:parent-style-name="SubHeading">
      <style:text-properties officeooo:rsid="0029a00d" officeooo:paragraph-rsid="00350ea7"/>
    </style:style>
    <style:style style:name="P28" style:family="paragraph" style:parent-style-name="SubHeading">
      <style:text-properties officeooo:rsid="003b0008" officeooo:paragraph-rsid="003b0008"/>
    </style:style>
    <style:style style:name="P29" style:family="paragraph" style:parent-style-name="Text_20_body">
      <style:text-properties officeooo:rsid="002f5c1c" officeooo:paragraph-rsid="0031434f"/>
    </style:style>
    <style:style style:name="P30" style:family="paragraph" style:parent-style-name="Text_20_body">
      <style:text-properties officeooo:rsid="0031434f" officeooo:paragraph-rsid="0031434f"/>
    </style:style>
    <style:style style:name="P31" style:family="paragraph" style:parent-style-name="Text_20_body" style:master-page-name="">
      <loext:graphic-properties draw:fill="none"/>
      <style:paragraph-properties fo:margin-left="0.25in" fo:margin-right="0.25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32" style:family="paragraph" style:parent-style-name="MainHeading">
      <style:paragraph-properties fo:margin-top="0in" fo:margin-bottom="0.1in" loext:contextual-spacing="false" fo:break-before="page"/>
    </style:style>
    <style:style style:name="P33" style:family="paragraph" style:parent-style-name="SubHeading">
      <style:text-properties style:font-name="Soutane4" fo:font-size="10pt" officeooo:rsid="0020c2f8" officeooo:paragraph-rsid="00350ea7" fo:background-color="transparent" style:font-size-asian="10pt" style:font-size-complex="10pt"/>
    </style:style>
    <style:style style:name="P34" style:family="paragraph" style:parent-style-name="SubHeading">
      <style:text-properties officeooo:rsid="0037493d" officeooo:paragraph-rsid="003e84b7"/>
    </style:style>
    <style:style style:name="P35"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36" style:family="paragraph" style:parent-style-name="Text_20_body">
      <style:paragraph-properties fo:margin-top="0in" fo:margin-bottom="0.1in" loext:contextual-spacing="false" fo:text-align="justify" style:justify-single-word="false"/>
      <style:text-properties style:font-name="Soutane4" fo:font-size="10pt" officeooo:rsid="003e84b7" officeooo:paragraph-rsid="003e84b7" fo:background-color="transparent" style:font-size-asian="10pt" style:font-size-complex="10pt"/>
    </style:style>
    <style:style style:name="P37"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officeooo:rsid="003928ab"/>
    </style:style>
    <style:style style:name="T10" style:family="text">
      <style:text-properties fo:font-weight="normal" style:font-weight-asian="normal" style:font-weight-complex="normal"/>
    </style:style>
    <style:style style:name="T11" style:family="text">
      <style:text-properties fo:font-weight="normal" officeooo:rsid="003928ab" style:font-weight-asian="normal" style:font-weight-complex="normal"/>
    </style:style>
    <style:style style:name="T12" style:family="text">
      <style:text-properties fo:font-weight="normal" officeooo:rsid="003e5c2d" style:font-weight-asian="normal" style:font-weight-complex="normal"/>
    </style:style>
    <style:style style:name="T13" style:family="text">
      <style:text-properties officeooo:rsid="003b0008"/>
    </style:style>
    <style:style style:name="T14" style:family="text">
      <style:text-properties style:font-name="Soutane4" fo:font-size="10pt" officeooo:rsid="003bc332" fo:background-color="transparent" loext:char-shading-value="0" style:font-size-asian="10pt" style:font-size-complex="10pt"/>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18">Release <text:span text:style-name="T2">1</text:span></text:p>
              <text:p text:style-name="P20">Copyright © <text:span text:style-name="T2">2018</text:span> <text:span text:style-name="T4">Thorin Schmidt</text:span></text:p>
              <text:p text:style-name="P22">(Other credits here)</text:p>
              <text:p text:style-name="P21">All Rights Reserved</text:p>
              <text:p text:style-name="P21">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3">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So, let’s get started.</text:span></text:p>
      <text:section text:style-name="Sect1" text:name="Section2">
        <text:p text:style-name="P24">CHOOSE YOUR LEVEL (OF COMPLEXITY)</text:p>
        <text:p text:style-name="P29">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30">The following sections will take you though the different stages. <text:s/>We’ll start with a simple theology, move to more complex ones, then finish with a section of “add-ons”; ideas to flesh out your basic thoughts with a few juicy details.</text:p>
        <text:p text:style-name="P25">ONE FOR ALL</text:p>
        <text:p text:style-name="P15">This is, of course, the simplest and easiest of theologies. <text:s/>Your world has <text:span text:style-name="T8">just one god. Probably he or she is the creator of the world. <text:s/>Every cleric somehow worships this one god. </text:span></text:p>
        <text:p text:style-name="P17">Of course, this means that good and evil clerics get their spells from the same source. <text:s/>You should give some thought to why this is.</text:p>
        <text:p text:style-name="P16">It could be that your god is somewhat aloof, having made the world, they are content to simply let things play out. <text:s/>If a cleric is devoted enough to be granted divine power, they are free to do with it what they see fit.</text:p>
        <text:p text:style-name="P16">Otherwise, perhaps the Nemesis add-on (detailed later) might be of use for enemy clerics. </text:p>
        <text:p text:style-name="P31"><text:span text:style-name="T9">Sample Deity: </text:span><text:span text:style-name="T11">Jowenna, Mother of ALL</text:span></text:p>
        <text:p text:style-name="P37"><text:span text:style-name="T11">J</text:span><text:span text:style-name="T10">owenna is the creator, the source of all life. </text:span><text:span text:style-name="T12">As such, she does not play favorites among the races she put into the world. As a result, most clerics of all races are reluctant to destroy life of any sort, but they are universally ready to destroy undead, which are abominations in the eyes of Jowenna.</text:span></text:p>
        <text:p text:style-name="P34">ALL HAVE ONE</text:p>
        <text:p text:style-name="Text_20_body">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cleric can count on their god being more invested in their worshipers. The other facet of this type of theology is that clerics of different races might wind up having access to different spells, or be excluded from certain ones. For instance, clerics of evil races might not have access to healing spells, or dwarven clerics might only be able to Create Ale instead of Water. </text:p>
        <text:p text:style-name="P26"><text:soft-page-break/>FORCES OF NATURE</text:p>
        <text:p text:style-name="P36">In this version, each of the gods is a force of nature personified.</text:p>
        <text:p text:style-name="P27">WAR, WHAT IS IT GOOD FOR?</text:p>
        <text:p text:style-name="P12">Text here.</text:p>
        <text:p text:style-name="P25">ELEMENTAL-Y!</text:p>
        <text:p text:style-name="P12">Text here.</text:p>
        <text:p text:style-name="P28">ANOTHER FINE MYTH</text:p>
        <text:p text:style-name="P13"><text:span text:style-name="T13">From a work standpoint, this theology is going to be the easiest</text:span>. <text:span text:style-name="T13">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35">What you need to realize is that while it is less work, you are trading your authority to some extent. <text:s/>Your players will be able to access the same sources as you, and will call you out on any “slips” or deviations you make from the source material.</text:p>
        <text:p text:style-name="P14">While you are of course the GM, and are the final say in the functioning of your world, having the world use Greek Mythology, for instance, and then having Apollo act like Ares, or having a cleric of Ares be a voice for Peace will strain the suspension of disbelief that is crucial to a good game session.</text:p>
        <text:p text:style-name="P33"/>
      </text:section>
      <text:p text:style-name="P32"><text:toc-mark-start text:id="IMark401534280" text:outline-level="1"/>Open Game License<text:toc-mark-end text:id="IMark401534280"/></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01534280" text:main-entry="true"/>Role-Playing<text:alphabetical-index-mark-end text:id="IMark401534280"/>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3</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8</meta:editing-cycles>
    <meta:editing-duration>P2DT13H35M54S</meta:editing-duration>
    <dc:date>2018-11-23T12:25:59.168000000</dc:date>
    <meta:document-statistic meta:table-count="1" meta:image-count="0" meta:object-count="0" meta:page-count="3" meta:paragraph-count="67" meta:word-count="2100" meta:character-count="12853" meta:non-whitespace-character-count="10787"/>
    <meta:user-defined meta:name="Info 1"/>
    <meta:user-defined meta:name="Info 2"/>
    <meta:user-defined meta:name="Info 3"/>
    <meta:user-defined meta:name="Info 4"/>
  </office:meta>
</office:document-meta>
</file>